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  <style:style style:name="ce9" style:family="table-cell" style:parent-style-name="Default" style:data-style-name="N0">
      <style:map style:condition="is-true-formula([Ammo.J2]=0)" style:apply-style-name="Cellule_20_grisée" style:base-cell-address="Ammo.N2"/>
      <style:map style:condition="is-true-formula(AND([Ammo.K2]&lt;&gt;0;[Ammo.N2]=&quot;&quot;))" style:apply-style-name="Cellule_20_invalide" style:base-cell-address="Ammo.N2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number-columns-repeated="2" table:default-cell-style-name="ce2"/>
        <table:table-column table:style-name="co14" table:number-columns-repeated="1009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table:number-columns-repeated="1009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-30">
            <text:p>-30</text:p>
          </table:table-cell>
          <table:table-cell table:number-columns-repeated="1009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L_V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M_abitslow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M_abit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50">
            <text:p>5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M_V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fireball_slow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fireball_fast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fireball_Vfast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50">
            <text:p>7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5/01/2016</text:date>, <text:time>11:1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6-05-01T11:15:43.07</dc:date>
    <meta:editing-duration>PT41M15S</meta:editing-duration>
    <meta:editing-cycles>65</meta:editing-cycles>
    <meta:document-statistic meta:table-count="1" meta:cell-count="293" meta:object-count="0"/>
  </office:meta>
</office:document-meta>
</file>